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officeooo:rsid="0027fb3a" style:font-weight-asian="normal" style:font-weight-complex="normal"/>
    </style:style>
    <style:style style:name="P6" style:family="paragraph" style:parent-style-name="Standard">
      <style:text-properties style:font-name="Menlo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10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1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12" style:family="paragraph" style:parent-style-name="Standard">
      <style:text-properties fo:font-weight="bold" officeooo:rsid="0030a50f" officeooo:paragraph-rsid="0030a50f" style:font-weight-asian="bold" style:font-weight-complex="bold"/>
    </style:style>
    <style:style style:name="P13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4" style:family="paragraph" style:parent-style-name="Standard">
      <style:text-properties fo:font-weight="normal" officeooo:rsid="001f7829" style:font-weight-asian="normal" style:font-weight-complex="normal"/>
    </style:style>
    <style:style style:name="P15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6" style:family="paragraph" style:parent-style-name="Standard">
      <style:text-properties fo:font-weight="normal" officeooo:rsid="0027fb3a" officeooo:paragraph-rsid="0027fb3a" style:font-weight-asian="normal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3">
      <style:text-properties fo:language="en" fo:country="US"/>
    </style:style>
    <style:style style:name="P22" style:family="paragraph" style:parent-style-name="Standard" style:list-style-name="L8">
      <style:text-properties fo:language="en" fo:country="US"/>
    </style:style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8">
      <style:text-properties officeooo:paragraph-rsid="0012ed7c"/>
    </style:style>
    <style:style style:name="P28" style:family="paragraph" style:parent-style-name="Standard" style:list-style-name="L8">
      <style:text-properties officeooo:paragraph-rsid="00184ef8"/>
    </style:style>
    <style:style style:name="P29" style:family="paragraph" style:parent-style-name="Standard" style:list-style-name="L9"/>
    <style:style style:name="P30" style:family="paragraph" style:parent-style-name="Standard" style:list-style-name="L9">
      <style:text-properties officeooo:rsid="0021b6a1" officeooo:paragraph-rsid="0021b6a1"/>
    </style:style>
    <style:style style:name="P31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32" style:family="paragraph" style:parent-style-name="Standard" style:list-style-name="L11">
      <style:text-properties officeooo:paragraph-rsid="0030a50f"/>
    </style:style>
    <style:style style:name="P33" style:family="paragraph" style:parent-style-name="Standard" style:list-style-name="L11">
      <style:text-properties fo:font-weight="bold" officeooo:rsid="0030a50f" officeooo:paragraph-rsid="0030a50f" style:font-weight-asian="bold" style:font-weight-complex="bold"/>
    </style:style>
    <style:style style:name="P34" style:family="paragraph" style:parent-style-name="Standard" style:list-style-name="L11">
      <style:text-properties fo:font-weight="bold" officeooo:rsid="0027fb3a" officeooo:paragraph-rsid="0027fb3a" style:font-weight-asian="bold" style:font-weight-complex="bold"/>
    </style:style>
    <style:style style:name="P35" style:family="paragraph" style:parent-style-name="Preformatted_20_Text" style:list-style-name="L11">
      <style:text-properties fo:font-weight="bold" officeooo:rsid="0031f25d" officeooo:paragraph-rsid="0031f25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a50f" style:font-weight-asian="bold" style:font-weight-complex="bold"/>
    </style:style>
    <style:style style:name="T14" style:family="text">
      <style:text-properties officeooo:rsid="0012a5b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7829" style:font-weight-asian="normal" style:font-weight-complex="normal"/>
    </style:style>
    <style:style style:name="T17" style:family="text">
      <style:text-properties fo:font-weight="normal" officeooo:rsid="0030a50f" style:font-weight-asian="normal" style:font-weight-complex="normal"/>
    </style:style>
    <style:style style:name="T18" style:family="text">
      <style:text-properties officeooo:rsid="001c014e"/>
    </style:style>
    <style:style style:name="T19" style:family="text">
      <style:text-properties officeooo:rsid="00201129"/>
    </style:style>
    <style:style style:name="T20" style:family="text">
      <style:text-properties officeooo:rsid="002d53c2"/>
    </style:style>
    <style:style style:name="T21" style:family="text">
      <style:text-properties officeooo:rsid="002993f2"/>
    </style:style>
    <style:style style:name="T22" style:family="text">
      <style:text-properties officeooo:rsid="002a6505"/>
    </style:style>
    <style:style style:name="T23" style:family="text">
      <style:text-properties officeooo:rsid="002bdd2f"/>
    </style:style>
    <style:style style:name="T24" style:family="text">
      <style:text-properties fo:font-variant="normal" fo:text-transform="none" fo:color="#24292e" style:font-name="SFMono-Regular1" fo:font-size="9.75pt" fo:letter-spacing="normal" fo:font-style="normal" fo:font-weight="normal" officeooo:rsid="0030a50f" style:font-weight-asian="normal" style:font-weight-complex="normal" loext:padding="0cm" loext:border="none"/>
    </style:style>
    <style:style style:name="T25" style:family="text">
      <style:text-properties fo:font-variant="normal" fo:text-transform="none" fo:color="#24292e" style:font-name="SFMono-Regular1" fo:font-size="9.75pt" fo:letter-spacing="normal" fo:font-style="normal" fo:font-weight="normal" style:font-weight-asian="normal" style:font-weight-complex="normal" loext:padding="0cm" loext:border="none"/>
    </style:style>
    <style:style style:name="T26" style:family="text">
      <style:text-properties fo:font-variant="normal" fo:text-transform="none" fo:color="#24292e" style:font-name="SFMono-Regular1" fo:font-size="9.7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24292e" style:font-name="SFMono-Regular1" fo:font-size="9.75pt" fo:letter-spacing="normal" fo:font-style="normal" fo:font-weight="normal" officeooo:rsid="003437fa" loext:padding="0cm" loext:border="none"/>
    </style:style>
    <style:style style:name="T28" style:family="text">
      <style:text-properties officeooo:rsid="0032a198"/>
    </style:style>
    <style:style style:name="T29" style:family="text">
      <style:text-properties officeooo:rsid="0036010d"/>
    </style:style>
    <style:style style:name="T30" style:family="text">
      <style:text-properties officeooo:rsid="0038ff2d"/>
    </style:style>
    <style:style style:name="T31" style:family="text">
      <style:text-properties officeooo:rsid="003adb8a"/>
    </style:style>
    <style:style style:name="T32" style:family="text">
      <style:text-properties officeooo:rsid="003b936f"/>
    </style:style>
    <style:style style:name="T33" style:family="text">
      <style:text-properties officeooo:rsid="003d35e8"/>
    </style:style>
    <style:style style:name="T34" style:family="text">
      <style:text-properties officeooo:rsid="003f00b8"/>
    </style:style>
    <style:style style:name="T35" style:family="text">
      <style:text-properties officeooo:rsid="0040ab06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5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6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6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26">git clone ‘</text:span></text:span><text:span text:style-name="Source_20_Text"><text:span text:style-name="T27">url’ //clona o repositório, trocar url por url de clone</text:span></text:span></text:p>
      <text:p text:style-name="Standard">- git add –all //adiciona todos arquivos</text:p>
      <text:p text:style-name="Standard">- git commit -v -m “<text:span text:style-name="T18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20">trás todo o projeto de novo a partir da última alteração</text:span></text:p>
      <text:p text:style-name="Standard">- git checkout ‘develop’ //<text:span text:style-name="T29">faz checkout na branch de escolha e limpa oq não foi adicionado / comitado</text:span></text:p>
      <text:p text:style-name="Standard">- git push origin master //<text:span text:style-name="T30">commita na branch master</text:span></text:p>
      <text:p text:style-name="Standard">- git merge test //<text:span text:style-name="T31">faz merge da branch test para master</text:span></text:p>
      <text:p text:style-name="Standard">- <text:span text:style-name="T31">git status //ve se tem algo pendente pra commitar</text:span></text:p>
      <text:p text:style-name="Standard">- git stash //<text:span text:style-name="T31">retira coisas não comitadas de uma branch e salva para usar em outrar branch</text:span></text:p>
      <text:p text:style-name="Standard">- git branch test f630d3f // <text:span text:style-name="T31">pega branch de código e joga na branch test</text:span></text:p>
      <text:p text:style-name="Standard">- git log --oneline //<text:span text:style-name="T32">ve o log do repositório / branch</text:span></text:p>
      <text:p text:style-name="Standard">- <text:span text:style-name="T33">git branch ‘cypress’ //cria a branch cypress</text:span></text:p>
      <text:p text:style-name="Standard">- git add cypress.json cypress/ <text:s/>//<text:span text:style-name="T34">adiciona os arquivos especificos</text:span></text:p>
      <text:p text:style-name="Standard">- git commit -m "adicionando cypress" //<text:span text:style-name="T35">adiciona somente os arquivo adicionados</text:span></text:p>
      <text:p text:style-name="Standard"/>
      <text:p text:style-name="Standard"/>
      <text:p text:style-name="P2">React JS</text:p>
      <text:p text:style-name="P2"/>
      <text:p text:style-name="P1">- Manipulação de DOM</text:p>
      <text:p text:style-name="P1"><text:soft-page-break/>- Utilizar CreateReactApp</text:p>
      <text:p text:style-name="Standard"><text:span text:style-name="Fonte_20_parág._20_padrão"><text:span text:style-name="T1">- Instalar o node</text:span></text:span></text:p>
      <text:list xml:id="list2746091211" text:style-name="L1">
        <text:list-item>
          <text:p text:style-name="P1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560964241" text:style-name="L2">
        <text:list-item>
          <text:p text:style-name="P1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328838808" text:style-name="L3">
        <text:list-item>
          <text:p text:style-name="P21">sudo npm install -g create-react-app</text:p>
        </text:list-item>
        <text:list-item>
          <text:p text:style-name="P20">sudo create-react-app frontend</text:p>
        </text:list-item>
        <text:list-item>
          <text:p text:style-name="P21">ou executar somente: sudo yarn create react-app frontend</text:p>
        </text:list-item>
      </text:list>
      <text:p text:style-name="P7"/>
      <text:p text:style-name="Standard">- Para subir o servidor: sudo yarn start</text:p>
      <text:list xml:id="list3843049999" text:style-name="L4">
        <text:list-item>
          <text:p text:style-name="P2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4011021621" text:style-name="L5">
        <text:list-item>
          <text:p text:style-name="P24">retorna um elemento React (JSX)</text:p>
        </text:list-item>
        <text:list-item>
          <text:p text:style-name="P24">também pode ser retornado um Array / fragmento a partir da versão (16)</text:p>
        </text:list-item>
        <text:list-item>
          <text:p text:style-name="P24">Portal</text:p>
        </text:list-item>
        <text:list-item>
          <text:p text:style-name="P2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206013701" text:style-name="L6">
        <text:list-item>
          <text:p text:style-name="P25">Constructor</text:p>
        </text:list-item>
        <text:list-item>
          <text:p text:style-name="P25">Render</text:p>
        </text:list-item>
        <text:list-item>
          <text:p text:style-name="P25">Reac updates DOM and refs</text:p>
        </text:list-item>
        <text:list-item>
          <text:p text:style-name="P25">componentDidMount (instanciar listeners)</text:p>
        </text:list-item>
        <text:list-item>
          <text:p text:style-name="P25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21">todas as bibliotecas devem ser instaladas no repositório frontend</text:span></text:p>
      <text:list xml:id="list2401947691" text:style-name="L7">
        <text:list-item>
          <text:p text:style-name="P26">sudo yarn add axios</text:p>
        </text:list-item>
      </text:list>
      <text:list xml:id="list666093518" text:style-name="L8">
        <text:list-item>
          <text:p text:style-name="P22">sudo yarn add react-router-dom</text:p>
        </text:list-item>
        <text:list-item>
          <text:p text:style-name="P27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28"><text:span text:style-name="T10">sudo yarn add bootstrap-icons //</text:span><text:span text:style-name="T11">instalar ultima versão do node 12.16.1</text:span></text:p>
        </text:list-item>
      </text:list>
      <text:p text:style-name="P7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8"/>
      <text:p text:style-name="P8">css inline com react</text:p>
      <text:p text:style-name="P8"/>
      <text:p text:style-name="P7">//inline</text:p>
      <text:p text:style-name="P7">const logoStyle = {</text:p>
      <text:p text:style-name="P7"><text:s text:c="4"/>width: 5+'%',</text:p>
      <text:p text:style-name="P7"><text:s text:c="4"/>height: 5+'%',</text:p>
      <text:p text:style-name="P7"><text:s text:c="4"/>display: flex</text:p>
      <text:p text:style-name="P7">}</text:p>
      <text:p text:style-name="P7"/>
      <text:p text:style-name="P7">export default function Login() {</text:p>
      <text:p text:style-name="P7"><text:soft-page-break/><text:s text:c="4"/>return (</text:p>
      <text:p text:style-name="P7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8">Vs Code</text:p>
      <text:p text:style-name="Standard">- plugin</text:p>
      <text:list xml:id="list1850124744" text:style-name="L9">
        <text:list-item>
          <text:p text:style-name="P29">color highlight</text:p>
        </text:list-item>
        <text:list-item>
          <text:p text:style-name="P29">material icon theme</text:p>
        </text:list-item>
        <text:list-item>
          <text:p text:style-name="P29">drácula</text:p>
        </text:list-item>
        <text:list-item>
          <text:p text:style-name="P30">live share: permite duas pessoas mexer no código</text:p>
        </text:list-item>
        <text:list-item>
          <text:p text:style-name="P30">eazy-snippets-react</text:p>
        </text:list-item>
        <text:list-item>
          <text:p text:style-name="P30">vscode-icons</text:p>
        </text:list-item>
        <text:list-item>
          <text:p text:style-name="P30">CSS Formatter</text:p>
        </text:list-item>
      </text:list>
      <text:p text:style-name="Standard">-Atalho Alt + shift + f <text:span text:style-name="T14">ou ctrl + shift + i</text:span>: identa o código</text:p>
      <text:p text:style-name="Standard">- <text:span text:style-name="T19">Atalho ctrl +/: comenta e descomenta</text:span></text:p>
      <text:p text:style-name="Standard"/>
      <text:p text:style-name="P8">cypress test – <text:span text:style-name="T16">testes</text:span></text:p>
      <text:p text:style-name="P9"><text:span text:style-name="T16">a</text:span><text:span text:style-name="T15">pp actions</text:span></text:p>
      <text:p text:style-name="P13">page options</text:p>
      <text:p text:style-name="P14"/>
      <text:p text:style-name="P10">Instalação cypress: Acessar / <text:span text:style-name="T22">criar </text:span>repositório <text:span text:style-name="T22">cypress no mesmo nó de frontend e backend</text:span> para instalar a biblioteca</text:p>
      <text:p text:style-name="P10"/>
      <text:p text:style-name="P10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10"/>
      <text:list xml:id="list892785880" text:style-name="L10">
        <text:list-item>
          <text:p text:style-name="P31">sudo yarn add cypress –dev</text:p>
        </text:list-item>
        <text:list-item>
          <text:p text:style-name="P31">yarn run cypress open //<text:span text:style-name="T23">starta o cypress</text:span></text:p>
        </text:list-item>
        <text:list-item>
          <text:p text:style-name="P31">yarn start cypress:open</text:p>
        </text:list-item>
        <text:list-item>
          <text:p text:style-name="P31">$(npm bin)/cypress open <text:span text:style-name="T28">ou yarn cypress_open</text:span></text:p>
        </text:list-item>
      </text:list>
      <text:p text:style-name="P15"/>
      <text:p text:style-name="P14"/>
      <text:p text:style-name="P11">Discord – <text:span text:style-name="T15">aplicativo de conversa, bom para trocar código e trabalhar</text:span></text:p>
      <text:p text:style-name="P16"/>
      <text:p text:style-name="P12">Docker – instalação:</text:p>
      <text:list xml:id="list449617052" text:style-name="L11">
        <text:list-item>
          <text:p text:style-name="P33">docker: <text:a xlink:type="simple" xlink:href="https://docs.docker.com/install/linux/docker-ce/ubuntu/" text:style-name="Internet_20_link" text:visited-style-name="Visited_20_Internet_20_Link">https://docs.docker.com/install/linux/docker-ce/ubuntu/</text:a></text:p>
        </text:list-item>
        <text:list-item>
          <text:p text:style-name="P32"><text:span text:style-name="T13">docker-compose: </text:span><text:a xlink:type="simple" xlink:href="https://docs.docker.com/compose/install/" text:style-name="Internet_20_link" text:visited-style-name="Visited_20_Internet_20_Link">https://docs.docker.com/compose/install/</text:a></text:p>
        </text:list-item>
        <text:list-item>
          <text:p text:style-name="P34"><text:span text:style-name="T15">sudo docker-compose down //</text:span><text:span text:style-name="T17">baixa os container</text:span></text:p>
        </text:list-item>
        <text:list-item>
          <text:p text:style-name="P35"><text:span text:style-name="Source_20_Text"><text:span text:style-name="T25">sudo </text:span></text:span><text:span text:style-name="Source_20_Text"><text:span text:style-name="T24">docker-compose -f docker-compose.yml -f docker-compose.dev.yml up --build --force-recreate -d //</text:span></text:span><text:span text:style-name="Source_20_Text"><text:span text:style-name="T25">subir ambiente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3T10:38:16.123375724</dc:date>
    <meta:editing-cycles>89</meta:editing-cycles>
    <meta:editing-duration>P1DT18H47M21S</meta:editing-duration>
    <meta:document-statistic meta:table-count="0" meta:image-count="0" meta:object-count="0" meta:page-count="3" meta:paragraph-count="112" meta:word-count="733" meta:character-count="4730" meta:non-whitespace-character-count="4103"/>
    <meta:template xlink:type="simple" xlink:actuate="onRequest" xlink:title="" xlink:href="Normal"/>
  </office:meta>
</office:document-meta>
</file>